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c039d" officeooo:paragraph-rsid="001ea99a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ea99a" officeooo:paragraph-rsid="001ea99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0c039d" officeooo:paragraph-rsid="001ea99a" style:font-size-asian="15pt" style:font-weight-asian="normal" style:font-size-complex="15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2</text:p>
      <text:p text:style-name="P1"/>
      <text:p text:style-name="P2">Q1. Which field of the customer table is the primary key?</text:p>
      <text:p text:style-name="P3">1ANS - cnum is the primary key.</text:p>
      <text:p text:style-name="P3"/>
      <text:p text:style-name="P2">Q2. What is the 4<text:span text:style-name="T1">th</text:span> column of the customer table?</text:p>
      <text:p text:style-name="P3">2ANS -Rating.</text:p>
      <text:p text:style-name="P3"/>
      <text:p text:style-name="P2">Q3.What is another word for row? For column?</text:p>
      <text:p text:style-name="P3">3ANS-TUPLE for row, ATTRIBUTES for column.</text:p>
      <text:p text:style-name="P3"/>
      <text:p text:style-name="P2">Q4. Why isn’t possible to see the first five rows of a table?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03:56.003343727</meta:creation-date>
    <dc:date>2023-09-12T23:11:48.443697868</dc:date>
    <meta:editing-duration>PT7M52S</meta:editing-duration>
    <meta:editing-cycles>1</meta:editing-cycles>
    <meta:document-statistic meta:table-count="0" meta:image-count="0" meta:object-count="0" meta:page-count="1" meta:paragraph-count="8" meta:word-count="58" meta:character-count="308" meta:non-whitespace-character-count="258"/>
    <meta:generator>LibreOffice/7.3.5.2$Linux_X86_64 LibreOffice_project/30$Build-2</meta:generator>
  </office:meta>
</office:document-meta>
</file>